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1b4" officeooo:paragraph-rsid="001321b4"/>
    </style:style>
    <style:style style:name="P2" style:family="paragraph" style:parent-style-name="Standard" style:list-style-name="L1">
      <style:text-properties officeooo:rsid="001321b4" officeooo:paragraph-rsid="001321b4"/>
    </style:style>
    <style:style style:name="P3" style:family="paragraph" style:parent-style-name="Standard" style:list-style-name="L1">
      <style:text-properties officeooo:paragraph-rsid="001321b4"/>
    </style:style>
    <style:style style:name="T1" style:family="text">
      <style:text-properties officeooo:rsid="001321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o2:</text:p>
      <text:p text:style-name="P1"/>
      <text:list xml:id="list2146950715091564839" text:style-name="L1">
        <text:list-item>
          <text:p text:style-name="P2">Les buts de l'exo: Trouver une difference entre les impacts aleatoirement choisit et les impact avec un certaines cible.</text:p>
        </text:list-item>
      </text:list>
      <text:p text:style-name="P1"/>
      <text:list xml:id="list193014686752460" text:continue-numbering="true" text:style-name="L1">
        <text:list-item>
          <text:p text:style-name="P3"><text:span text:style-name="T1">Dans le premiere part, on construit le cas aleatoire. </text:span></text:p>
          <text:list>
            <text:list-item>
              <text:p text:style-name="P2">On choisit des impactes aleatoirement, puis on regarde a la nombre de zone ayant eu un certaines nombres d'impactes.</text:p>
            </text:list-item>
            <text:list-item>
              <text:p text:style-name="P2">Puis, on compare dette valeur empirirque a une valeur theorique (Calcule avec la loi de Poisson.)</text:p>
            </text:list-item>
            <text:list-item>
              <text:p text:style-name="P2">Les 2 resultats ne sont plus les memes.</text:p>
            </text:list-item>
          </text:list>
        </text:list-item>
        <text:list-item>
          <text:p text:style-name="P2">Puis, on modifie le code pour que ca soit moins aleatoire (La probabilte d'impact n'est plus uniforme).</text:p>
          <text:list>
            <text:list-item>
              <text:p text:style-name="P2">On remarque les valeurs empirique ne suit plus la valeur theorique. </text:p>
            </text:list-item>
            <text:list-item>
              <text:p text:style-name="P2">La valeur a 0 est beaucoup plus enleve. Les probabilite qui devrait etre ~0 sont plus important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2:11.197377480</meta:creation-date>
    <dc:date>2015-03-15T19:30:13.147974616</dc:date>
    <meta:editing-duration>PT8M2S</meta:editing-duration>
    <meta:editing-cycles>1</meta:editing-cycles>
    <meta:document-statistic meta:table-count="0" meta:image-count="0" meta:object-count="0" meta:page-count="1" meta:paragraph-count="9" meta:word-count="125" meta:character-count="707" meta:non-whitespace-character-count="596"/>
    <meta:generator>LibreOffice/4.3.3.2$Linux_X86_64 LibreOffice_project/430m0$Build-2</meta:generator>
  </office:meta>
</office:document-meta>
</file>